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CORREL([.A1:.A6];[.B1:.B6])" office:value-type="float" office:value="0.988103055750246" calcext:value-type="float">
            <text:p>0.98810305575024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table:formula="of:=CORREL([.E2:.E10];[.F2:.F10])" office:value-type="float" office:value="0.226299548401732" calcext:value-type="float">
            <text:p>0.226299548401732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16]*5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C17]*5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C18]*5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C19]*5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C20]*5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C21]*5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C22]*5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C23]*5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C24]*5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x,z</text:p>
          </table:table-cell>
          <table:table-cell table:formula="of:=CORREL([.B16:.B24];[.D16:.D24])" office:value-type="float" office:value="0.803258701434024" calcext:value-type="float">
            <text:p>0.803258701434024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x,y</text:p>
          </table:table-cell>
          <table:table-cell table:formula="of:=CORREL([.B16:.B24];[.C16:.C24])" office:value-type="float" office:value="0.803258701434024" calcext:value-type="float">
            <text:p>0.8032587014340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4"/>
          <table:table-cell table:formula="of:=CORREL([.E27:.E30];[.F27:.F30])"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4">00/00/0000</text:date>, <text:time style:data-style-name="N2" text:time-value="09:48:52.4308055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15T13:52:26.785732164</meta:creation-date>
    <dc:date>2023-06-24T09:52:14.553381965</dc:date>
    <meta:editing-duration>PT4M19S</meta:editing-duration>
    <meta:editing-cycles>3</meta:editing-cycles>
    <meta:generator>LibreOffice/6.4.7.2$Linux_X86_64 LibreOffice_project/40$Build-2</meta:generator>
    <meta:document-statistic meta:table-count="1" meta:cell-count="79" meta:object-count="0"/>
  </office:meta>
</office:document-meta>
</file>